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Mangal1" svg:font-family="Mangal"/>
    <style:font-face style:name="Symbol" svg:font-family="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line-height-at-least="0.0693in" fo:text-align="start" style:justify-single-word="false"/>
      <style:text-properties style:use-window-font-color="true" style:font-name="Times New Roman1" fo:font-size="12pt" fo:font-weight="normal" fo:background-color="transparent" style:font-name-asian="Times New Roman1" style:font-size-asian="12pt" style:font-weight-asian="normal" style:font-name-complex="Times New Roman1"/>
    </style:style>
    <style:style style:name="P2" style:family="paragraph" style:parent-style-name="Standard">
      <style:paragraph-properties style:line-height-at-least="0.0693in" fo:text-align="start" style:justify-single-word="false"/>
      <style:text-properties style:use-window-font-color="true" style:font-name="Calibri1" fo:font-size="11pt" fo:font-weight="normal" fo:background-color="transparent" style:font-name-asian="Calibri1" style:font-size-asian="11pt" style:font-weight-asian="normal" style:font-name-complex="Calibri1"/>
    </style:style>
    <style:style style:name="P3" style:family="paragraph" style:parent-style-name="Standard" style:list-style-name="WW8Num2">
      <style:paragraph-properties fo:margin-left="0in" fo:margin-right="0in" style:line-height-at-least="0.0693in" fo:text-align="start" style:justify-single-word="false" fo:text-indent="-0.25in" style:auto-text-indent="false">
        <style:tab-stops>
          <style:tab-stop style:position="0in"/>
        </style:tab-stops>
      </style:paragraph-properties>
    </style:style>
    <style:style style:name="P4" style:family="paragraph" style:parent-style-name="Standard" style:list-style-name="WW8Num1">
      <style:paragraph-properties fo:margin-left="0in" fo:margin-right="0in" style:line-height-at-least="0.0693in" fo:text-align="start" style:justify-single-word="false" fo:text-indent="-0.25in" style:auto-text-indent="false">
        <style:tab-stops>
          <style:tab-stop style:position="0in"/>
        </style:tab-stops>
      </style:paragraph-properties>
      <style:text-properties style:use-window-font-color="true" style:font-name="Times New Roman1" fo:font-size="12pt" fo:font-weight="normal" fo:background-color="transparent" style:font-name-asian="Times New Roman1" style:font-size-asian="12pt" style:font-weight-asian="normal" style:font-name-complex="Times New Roman1"/>
    </style:style>
    <style:style style:name="P5" style:family="paragraph" style:parent-style-name="Standard" style:list-style-name="WW8Num2">
      <style:paragraph-properties fo:margin-left="0in" fo:margin-right="0in" style:line-height-at-least="0.0693in" fo:text-align="start" style:justify-single-word="false" fo:text-indent="-0.25in" style:auto-text-indent="false">
        <style:tab-stops>
          <style:tab-stop style:position="0in"/>
        </style:tab-stops>
      </style:paragraph-properties>
      <style:text-properties style:use-window-font-color="true" style:font-name="Times New Roman1" fo:font-size="12pt" fo:font-weight="normal" fo:background-color="transparent" style:font-name-asian="Times New Roman1" style:font-size-asian="12pt" style:font-weight-asian="normal" style:font-name-complex="Times New Roman1"/>
    </style:style>
    <style:style style:name="P6" style:family="paragraph" style:parent-style-name="Standard" style:list-style-name="WW8Num2">
      <style:paragraph-properties fo:margin-left="0in" fo:margin-right="0in" style:line-height-at-least="0.0693in" fo:text-align="start" style:justify-single-word="false" fo:text-indent="-0.25in" style:auto-text-indent="false">
        <style:tab-stops>
          <style:tab-stop style:position="0in"/>
        </style:tab-stops>
      </style:paragraph-properties>
      <style:text-properties fo:color="#909090" style:font-name="Times New Roman1" fo:font-size="12pt" fo:font-weight="normal" fo:background-color="transparent" style:font-name-asian="Times New Roman1" style:font-size-asian="12pt" style:font-weight-asian="normal" style:font-name-complex="Times New Roman1"/>
    </style:style>
    <style:style style:name="P7" style:family="paragraph" style:parent-style-name="Standard" style:master-page-name="Standard">
      <style:paragraph-properties style:line-height-at-least="0.0693in" fo:text-align="start" style:justify-single-word="false" style:page-number="auto"/>
      <style:text-properties style:use-window-font-color="true" style:font-name="Times New Roman1" fo:font-size="12pt" fo:font-weight="normal" fo:background-color="transparent" style:font-name-asian="Times New Roman1" style:font-size-asian="12pt" style:font-weight-asian="normal" style:font-name-complex="Times New Roman1"/>
    </style:style>
    <style:style style:name="T1" style:family="text">
      <style:text-properties style:font-name-complex="Times New Roman1"/>
    </style:style>
    <style:style style:name="T2" style:family="text">
      <style:text-properties style:use-window-font-color="true" style:font-name="Times New Roman1" fo:font-size="12pt" fo:font-weight="normal" fo:background-color="transparent" style:font-name-asian="Times New Roman1" style:font-size-asian="12pt" style:font-weight-asian="normal" style:font-name-complex="Times New Roman1"/>
    </style:style>
    <style:style style:name="T3" style:family="text">
      <style:text-properties fo:color="#909090" style:font-name="Times New Roman1" fo:font-size="12pt" fo:font-weight="normal" fo:background-color="transparent" style:font-name-asian="Times New Roman1" style:font-size-asian="12pt" style:font-weight-asian="normal" style:font-name-complex="Times New Roman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lub Constitution</text:p>
      <text:p text:style-name="P1">Computer Science and Computer Engineering (C5C3)</text:p>
      <text:p text:style-name="P1">Statement Purpose:</text:p>
      <text:p text:style-name="P1"><text:tab/>An organization passionate about Computer Science and Computer Engineering, that will collaborate projects and develop solutions related to the groups interest.</text:p>
      <text:p text:style-name="P2"/>
      <text:p text:style-name="P1">Requirements for Membership:</text:p>
      <text:p text:style-name="P1"><text:tab/>To Hold Club Membership the individual must meet the following requirements:</text:p>
      <text:p text:style-name="P1"><text:tab/><text:tab/>1. Currently Be a Student at San Bernardino Valley College.</text:p>
      <text:p text:style-name="P1"><text:tab/><text:tab/>2. Must have a valid Student ID at time of enrollment.</text:p>
      <text:p text:style-name="P1"><text:tab/><text:tab/>3. Must Provide an Email or Phone number to contact individual for club <text:tab/><text:tab/> <text:s text:c="3"/>events.</text:p>
      <text:p text:style-name="P2"/>
      <text:p text:style-name="P1">Frequency of the Organization's Meetings:</text:p>
      <text:p text:style-name="P1"><text:tab/>Meetings are held once a week at 3pm, in the Business Building, Room B-213.</text:p>
      <text:p text:style-name="P2"/>
      <text:p text:style-name="P1">Qualifications for holding office and methods of selecting and replacing officers:</text:p>
      <text:p text:style-name="P1"><text:tab/>To hold an office position the individual must meet the following requirements:</text:p>
      <text:list xml:id="list33590892" text:style-name="WW8Num1">
        <text:list-item>
          <text:p text:style-name="P4">Be a full time Student at San Bernardino Valley College</text:p>
        </text:list-item>
        <text:list-item>
          <text:p text:style-name="P4">Attend all club meetings/events (3 absent days are permitted per semester).</text:p>
        </text:list-item>
        <text:list-item>
          <text:p text:style-name="P4">Must uphold all rules of the clubs constitution.</text:p>
        </text:list-item>
        <text:list-item>
          <text:p text:style-name="P4">Follow all Local, State and Federal laws.</text:p>
        </text:list-item>
        <text:list-item>
          <text:p text:style-name="P4">Have completed at the very least CS-110.</text:p>
        </text:list-item>
      </text:list>
      <text:p text:style-name="P2"/>
      <text:p text:style-name="P1">Process for making constitutional amendments:</text:p>
      <text:list xml:id="list33575465" text:style-name="WW8Num2">
        <text:list-item>
          <text:p text:style-name="P5">Draw a proposal (must follow SBVC Rules and Regulations, ICC Rules and Regulations, Local Laws, State Laws and Federal laws).</text:p>
        </text:list-item>
        <text:list-item>
          <text:p text:style-name="P3"><text:span text:style-name="T2">Must be reviewed and signed by the 5 officers of the Club (President, Vice President, ICC rep, Secretary and Treasurer) and current </text:span><text:span text:style-name="T3">Club Advisor and Assistant Club Adviser(if there is one) before the next club meeting.</text:span></text:p>
        </text:list-item>
        <text:list-item>
          <text:p text:style-name="P6">Proposal will be reviewed at a Club meeting.</text:p>
        </text:list-item>
        <text:list-item>
          <text:p text:style-name="P6">Proposal will have (one week) or next club meeting to receive at least ¾ of <text:s/>the members only vote (does not include officers and Club Advisor) and at least 4 of the 5 officers must agree. The club advisor as well as the both president reserve the right to veto any amendment.</text:p>
        </text:list-item>
        <text:list-item>
          <text:p text:style-name="P6">If the proposal passes, a two week grace period it is to be given to allow change and transition for the new amendment to take place. All proposals must be placed in the club records for document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1" svg:font-family="Calibri"/>
    <style:font-face style:name="Mangal1" svg:font-family="Mangal"/>
    <style:font-face style:name="Symbol" svg:font-family="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line-break="strict" style:writing-mode="lr-tb"/>
      <style:text-properties style:use-window-font-color="true" style:font-name="Calibri" fo:font-size="11pt" fo:language="en" fo:country="US" style:font-name-asian="Times New Roman" style:font-size-asian="11pt" style:font-name-complex="Calibri" style:font-size-complex="10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WW8Num1z0" style:family="text">
      <style:text-properties style:font-name="Symbol" style:font-name-complex="Symbol"/>
    </style:style>
    <style:style style:name="WW8Num2z0" style:family="text">
      <style:text-properties style:font-name="Symbol" style:font-name-complex="Symbol"/>
    </style:style>
    <style:style style:name="Absatz-Standardschriftar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5824DT17H31M44S</meta:editing-duration>
    <meta:document-statistic meta:table-count="0" meta:image-count="0" meta:object-count="0" meta:page-count="1" meta:paragraph-count="24" meta:word-count="333" meta:character-count="2010" meta:non-whitespace-character-count="1694"/>
    <meta:generator>LibreOffice/3.4$Win32 LibreOffice_project/340m1$Build-203</meta:generator>
    <meta:user-defined meta:name="Info 1"/>
    <meta:user-defined meta:name="Info 2"/>
    <meta:user-defined meta:name="Info 3"/>
    <meta:user-defined meta:name="Info 4"/>
  </office:meta>
</office:document-meta>
</file>